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ae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auftra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matische Darstell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Ist-Analyse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aeten und deren Beziehunge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Klassendiagramm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twurf Sequenzdiagramm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infuehrung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 – Ist - Vergleich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07T04:33:26.777000000</dc:date>
    <meta:editing-duration>PT1H36M6S</meta:editing-duration>
    <meta:editing-cycles>4</meta:editing-cycles>
    <meta:generator>LibreOffice/5.1.4.2$Windows_X86_64 LibreOffice_project/f99d75f39f1c57ebdd7ffc5f42867c12031db97a</meta:generator>
    <meta:document-statistic meta:object-count="86"/>
  </office:meta>
</office:document-meta>
</file>